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T1" style:family="text">
      <style:text-properties officeooo:rsid="0019e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<text:span text:style-name="T1">jibsdvfadsug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  <dc:date>2019-09-16T10:18:15.548575847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</office:meta>
</office:document-meta>
</file>